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.2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7" table:default-cell-style-name="Default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Version 2</text:p>
          </table:table-cell>
          <table:table-cell table:number-columns-repeated="6"/>
          <table:table-cell office:value-type="string" calcext:value-type="string">
            <text:p>page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256 bytes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byte addr</text:p>
          </table:table-cell>
          <table:table-cell office:value-type="string" calcext:value-type="string">
            <text:p>b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hours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year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pty memory: 0xFFFF</text:p>
          </table:table-cell>
        </table:table-row>
        <table:table-row table:style-name="ro1">
          <table:table-cell office:value-type="string" calcext:value-type="string">
            <text:p>Bits</text:p>
          </table:table-cell>
          <table:table-cell/>
          <table:table-cell office:value-type="string" calcext:value-type="string">
            <text:p>secs</text:p>
          </table:table-cell>
          <table:table-cell office:value-type="float" office:value="3600" calcext:value-type="float">
            <text:p>3600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1">
            <text:p>PAGE_VERSION = 2</text:p>
          </table:table-cell>
          <table:covered-table-cell table:number-columns-repeated="3"/>
          <table:table-cell/>
          <table:table-cell table:style-name="ce4" office:value-type="string" calcext:value-type="string" table:number-columns-spanned="2" table:number-rows-spanned="1">
            <text:p>OVF</text:p>
          </table:table-cell>
          <table:covered-table-cell/>
          <table:table-cell/>
          <table:table-cell office:value-type="string" calcext:value-type="string">
            <text:p>OVF: count 0, 1, 2 to find the start after startu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[.A7]" office:value-type="float" office:value="16" calcext:value-type="float">
            <text:p>16</text:p>
          </table:table-cell>
          <table:table-cell/>
          <table:table-cell table:formula="of:=[.B7]/[.$D$6]" office:value-type="float" office:value="0.00444444444444444" calcext:value-type="float">
            <text:p>0.00444444444444444</text:p>
          </table:table-cell>
          <table:table-cell table:formula="of:=[.B7]/[.$E$6]" office:value-type="float" office:value="0.000185185185185185" calcext:value-type="float">
            <text:p>0.000185185185185185</text:p>
          </table:table-cell>
          <table:table-cell table:formula="of:=[.E7]/[.$F$6]" office:value-type="float" office:value="0.00000050735667174023" calcext:value-type="float">
            <text:p>5.07356671740233E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START_PAGE[1]</text:p>
          </table:table-cell>
          <table:covered-table-cell table:number-columns-repeated="6" table:style-name="ce2"/>
          <table:table-cell/>
          <table:table-cell office:value-type="string" calcext:value-type="string">
            <text:p>PAGE_VERSION: define version data, how to interpret the data later, 5 bits (0 … 31)</text:p>
          </table:table-cell>
        </table:table-row>
        <table:table-row table:style-name="ro1">
          <table:table-cell table:formula="of:=[.A7]+4" office:value-type="float" office:value="8" calcext:value-type="float">
            <text:p>8</text:p>
          </table:table-cell>
          <table:table-cell table:formula="of:=2^[.A8]" office:value-type="float" office:value="256" calcext:value-type="float">
            <text:p>256</text:p>
          </table:table-cell>
          <table:table-cell/>
          <table:table-cell table:formula="of:=[.B8]/[.$D$6]" office:value-type="float" office:value="0.0711111111111111" calcext:value-type="float">
            <text:p>0.0711111111111111</text:p>
          </table:table-cell>
          <table:table-cell table:formula="of:=[.B8]/[.$E$6]" office:value-type="float" office:value="0.00296296296296296" calcext:value-type="float">
            <text:p>0.00296296296296296</text:p>
          </table:table-cell>
          <table:table-cell table:formula="of:=[.E8]/[.$F$6]" office:value-type="float" office:value="0.00000811770674784373" calcext:value-type="float">
            <text:p>8.11770674784373E-06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START_PAGE[0]</text:p>
          </table:table-cell>
          <table:covered-table-cell table:number-columns-repeated="6" table:style-name="ce2"/>
          <table:table-cell/>
          <table:table-cell office:value-type="string" calcext:value-type="string">
            <text:p>START_PAGE_ADDR: address of the start page, see START_FLAG, 0 … 65535</text:p>
          </table:table-cell>
        </table:table-row>
        <table:table-row table:style-name="ro1">
          <table:table-cell table:formula="of:=[.A8]+4" office:value-type="float" office:value="12" calcext:value-type="float">
            <text:p>12</text:p>
          </table:table-cell>
          <table:table-cell table:formula="of:=2^[.A9]" office:value-type="float" office:value="4096" calcext:value-type="float">
            <text:p>4096</text:p>
          </table:table-cell>
          <table:table-cell/>
          <table:table-cell table:formula="of:=[.B9]/[.$D$6]" office:value-type="float" office:value="1.13777777777778" calcext:value-type="float">
            <text:p>1.13777777777778</text:p>
          </table:table-cell>
          <table:table-cell table:formula="of:=[.B9]/[.$E$6]" office:value-type="float" office:value="0.0474074074074074" calcext:value-type="float">
            <text:p>0.0474074074074074</text:p>
          </table:table-cell>
          <table:table-cell table:formula="of:=[.E9]/[.$F$6]" office:value-type="float" office:value="0.0001298833079655" calcext:value-type="float">
            <text:p>0.0001298833079655</text:p>
          </table:table-cell>
          <table:table-cell table:number-columns-repeated="11"/>
        </table:table-row>
        <table:table-row table:style-name="ro1">
          <table:table-cell table:formula="of:=[.A9]+4" office:value-type="float" office:value="16" calcext:value-type="float">
            <text:p>16</text:p>
          </table:table-cell>
          <table:table-cell table:formula="of:=2^[.A10]" office:value-type="float" office:value="65536" calcext:value-type="float">
            <text:p>65536</text:p>
          </table:table-cell>
          <table:table-cell/>
          <table:table-cell table:formula="of:=[.B10]/[.$D$6]" office:value-type="float" office:value="18.2044444444444" calcext:value-type="float">
            <text:p>18.2044444444444</text:p>
          </table:table-cell>
          <table:table-cell table:formula="of:=[.B10]/[.$E$6]" office:value-type="float" office:value="0.758518518518518" calcext:value-type="float">
            <text:p>0.758518518518518</text:p>
          </table:table-cell>
          <table:table-cell table:formula="of:=[.E10]/[.$F$6]" office:value-type="float" office:value="0.002078132927448" calcext:value-type="float">
            <text:p>0.002078132927448</text:p>
          </table:table-cell>
          <table:table-cell table:number-columns-repeated="11"/>
        </table:table-row>
        <table:table-row table:style-name="ro1">
          <table:table-cell table:formula="of:=[.A10]+4" office:value-type="float" office:value="20" calcext:value-type="float">
            <text:p>20</text:p>
          </table:table-cell>
          <table:table-cell table:formula="of:=2^[.A11]" office:value-type="float" office:value="1048576" calcext:value-type="float">
            <text:p>1048576</text:p>
          </table:table-cell>
          <table:table-cell/>
          <table:table-cell table:formula="of:=[.B11]/[.$D$6]" office:value-type="float" office:value="291.271111111111" calcext:value-type="float">
            <text:p>291.271111111111</text:p>
          </table:table-cell>
          <table:table-cell table:formula="of:=[.B11]/[.$E$6]" office:value-type="float" office:value="12.1362962962963" calcext:value-type="float">
            <text:p>12.1362962962963</text:p>
          </table:table-cell>
          <table:table-cell table:formula="of:=[.E11]/[.$F$6]" office:value-type="float" office:value="0.0332501268391679" calcext:value-type="float">
            <text:p>0.0332501268391679</text:p>
          </table:table-cell>
          <table:table-cell table:number-columns-repeated="11"/>
        </table:table-row>
        <table:table-row table:style-name="ro1">
          <table:table-cell table:formula="of:=[.A11]+4" office:value-type="float" office:value="24" calcext:value-type="float">
            <text:p>24</text:p>
          </table:table-cell>
          <table:table-cell table:formula="of:=2^[.A12]" office:value-type="float" office:value="16777216" calcext:value-type="float">
            <text:p>16777216</text:p>
          </table:table-cell>
          <table:table-cell/>
          <table:table-cell table:formula="of:=[.B12]/[.$D$6]" office:value-type="float" office:value="4660.33777777778" calcext:value-type="float">
            <text:p>4660.33777777778</text:p>
          </table:table-cell>
          <table:table-cell table:formula="of:=[.B12]/[.$E$6]" office:value-type="float" office:value="194.180740740741" calcext:value-type="float">
            <text:p>194.180740740741</text:p>
          </table:table-cell>
          <table:table-cell table:formula="of:=[.E12]/[.$F$6]" office:value-type="float" office:value="0.532002029426687" calcext:value-type="float">
            <text:p>0.532002029426687</text:p>
          </table:table-cell>
          <table:table-cell/>
          <table:table-cell office:value-type="string" calcext:value-type="string">
            <text:p>N</text:p>
          </table:table-cell>
          <table:table-cell table:style-name="ce3" office:value-type="string" calcext:value-type="string" table:number-columns-spanned="7" table:number-rows-spanned="1">
            <text:p>0xFF</text:p>
          </table:table-cell>
          <table:covered-table-cell table:number-columns-repeated="6"/>
          <table:table-cell/>
          <table:table-cell office:value-type="string" calcext:value-type="string">
            <text:p>0xFFFF end token</text:p>
          </table:table-cell>
        </table:table-row>
        <table:table-row table:style-name="ro1">
          <table:table-cell table:formula="of:=[.A12]+4" office:value-type="float" office:value="28" calcext:value-type="float">
            <text:p>28</text:p>
          </table:table-cell>
          <table:table-cell table:formula="of:=2^[.A13]" office:value-type="float" office:value="268435456" calcext:value-type="float">
            <text:p>268435456</text:p>
          </table:table-cell>
          <table:table-cell/>
          <table:table-cell table:formula="of:=[.B13]/[.$D$6]" office:value-type="float" office:value="74565.4044444444" calcext:value-type="float">
            <text:p>74565.4044444444</text:p>
          </table:table-cell>
          <table:table-cell table:formula="of:=[.B13]/[.$E$6]" office:value-type="float" office:value="3106.89185185185" calcext:value-type="float">
            <text:p>3106.89185185185</text:p>
          </table:table-cell>
          <table:table-cell table:formula="of:=[.E13]/[.$F$6]" office:value-type="float" office:value="8.51203247082699" calcext:value-type="float">
            <text:p>8.51203247082699</text:p>
          </table:table-cell>
          <table:table-cell/>
          <table:table-cell office:value-type="string" calcext:value-type="string">
            <text:p>N+1</text:p>
          </table:table-cell>
          <table:table-cell table:style-name="ce3" office:value-type="string" calcext:value-type="string" table:number-columns-spanned="7" table:number-rows-spanned="1">
            <text:p>0xFF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formula="of:=[.A13]+4" office:value-type="float" office:value="32" calcext:value-type="float">
            <text:p>32</text:p>
          </table:table-cell>
          <table:table-cell table:formula="of:=2^[.A14]" office:value-type="float" office:value="4294967296" calcext:value-type="float">
            <text:p>4294967296</text:p>
          </table:table-cell>
          <table:table-cell/>
          <table:table-cell table:formula="of:=[.B14]/[.$D$6]" office:value-type="float" office:value="1193046.47111111" calcext:value-type="float">
            <text:p>1193046.47111111</text:p>
          </table:table-cell>
          <table:table-cell table:formula="of:=[.B14]/[.$E$6]" office:value-type="float" office:value="49710.2696296296" calcext:value-type="float">
            <text:p>49710.2696296296</text:p>
          </table:table-cell>
          <table:table-cell table:formula="of:=[.E14]/[.$F$6]" office:value-type="float" office:value="136.192519533232" calcext:value-type="float">
            <text:p>136.192519533232</text:p>
          </table:table-cell>
          <table:table-cell table:number-columns-repeated="11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6"/>
          <table:table-cell office:value-type="string" calcext:value-type="string">
            <text:p>page size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5"/>
          <table:table-cell office:value-type="string" calcext:value-type="string">
            <text:p>header</text:p>
          </table:table-cell>
          <table:table-cell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nb pages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nb items/blocks</text:p>
          </table:table-cell>
          <table:table-cell/>
          <table:table-cell office:value-type="string" calcext:value-type="string">
            <text:p>end token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MBit</text:p>
          </table:table-cell>
          <table:table-cell office:value-type="string" calcext:value-type="string">
            <text:p>1MByte</text:p>
          </table:table-cell>
          <table:table-cell office:value-type="float" office:value="4096" calcext:value-type="float">
            <text:p>4096</text:p>
          </table:table-cell>
          <table:table-cell table:formula="of:=LOG([.C23];2)" office:value-type="float" office:value="12" calcext:value-type="float">
            <text:p>12</text:p>
          </table:table-cell>
          <table:table-cell table:formula="of:=ROUNDDOWN([.$H$26])*[.C23]" office:value-type="float" office:value="204800" calcext:value-type="float">
            <text:p>20480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23]*2" office:value-type="float" office:value="8192" calcext:value-type="float">
            <text:p>8192</text:p>
          </table:table-cell>
          <table:table-cell table:formula="of:=LOG([.C24];2)" office:value-type="float" office:value="13" calcext:value-type="float">
            <text:p>13</text:p>
          </table:table-cell>
          <table:table-cell table:formula="of:=ROUNDDOWN([.$H$26])*[.C24]" office:value-type="float" office:value="409600" calcext:value-type="float">
            <text:p>409600</text:p>
          </table:table-cell>
          <table:table-cell/>
          <table:table-cell office:value-type="string" calcext:value-type="string">
            <text:p>bytes available</text:p>
          </table:table-cell>
          <table:table-cell table:formula="of:=SUM([.H20:.H23])"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4]*2" office:value-type="float" office:value="16384" calcext:value-type="float">
            <text:p>16384</text:p>
          </table:table-cell>
          <table:table-cell table:formula="of:=LOG([.C25];2)" office:value-type="float" office:value="14" calcext:value-type="float">
            <text:p>14</text:p>
          </table:table-cell>
          <table:table-cell table:formula="of:=ROUNDDOWN([.$H$26])*[.C25]" office:value-type="float" office:value="819200" calcext:value-type="float">
            <text:p>819200</text:p>
          </table:table-cell>
          <table:table-cell/>
          <table:table-cell office:value-type="string" calcext:value-type="string">
            <text:p>block size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5]*2" office:value-type="float" office:value="32768" calcext:value-type="float">
            <text:p>32768</text:p>
          </table:table-cell>
          <table:table-cell table:formula="of:=LOG([.C26];2)" office:value-type="float" office:value="15" calcext:value-type="float">
            <text:p>15</text:p>
          </table:table-cell>
          <table:table-cell table:formula="of:=ROUNDDOWN([.$H$26])*[.C26]" office:value-type="float" office:value="1638400" calcext:value-type="float">
            <text:p>1638400</text:p>
          </table:table-cell>
          <table:table-cell/>
          <table:table-cell office:value-type="string" calcext:value-type="string">
            <text:p>nb blocks</text:p>
          </table:table-cell>
          <table:table-cell table:formula="of:=[.H24]/[.H25]" office:value-type="float" office:value="50.2" calcext:value-type="float">
            <text:p>50.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6]*2" office:value-type="float" office:value="65536" calcext:value-type="float">
            <text:p>65536</text:p>
          </table:table-cell>
          <table:table-cell table:formula="of:=LOG([.C27];2)" office:value-type="float" office:value="16" calcext:value-type="float">
            <text:p>16</text:p>
          </table:table-cell>
          <table:table-cell table:formula="of:=ROUNDDOWN([.$H$26])*[.C27]" office:value-type="float" office:value="3276800" calcext:value-type="float">
            <text:p>327680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27]*2" office:value-type="float" office:value="131072" calcext:value-type="float">
            <text:p>131072</text:p>
          </table:table-cell>
          <table:table-cell table:formula="of:=LOG([.C28];2)" office:value-type="float" office:value="17" calcext:value-type="float">
            <text:p>17</text:p>
          </table:table-cell>
          <table:table-cell table:formula="of:=ROUNDDOWN([.$H$26])*[.C28]" office:value-type="float" office:value="6553600" calcext:value-type="float">
            <text:p>655360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28]*2" office:value-type="float" office:value="262144" calcext:value-type="float">
            <text:p>262144</text:p>
          </table:table-cell>
          <table:table-cell table:formula="of:=LOG([.C29];2)" office:value-type="float" office:value="18" calcext:value-type="float">
            <text:p>18</text:p>
          </table:table-cell>
          <table:table-cell table:formula="of:=ROUNDDOWN([.$H$26])*[.C29]" office:value-type="float" office:value="13107200" calcext:value-type="float">
            <text:p>13107200</text:p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aving data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ntent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Items to log</text:p>
          </table:table-cell>
          <table:table-cell/>
          <table:table-cell office:value-type="string" calcext:value-type="string">
            <text:p>bits</text:p>
          </table:table-cell>
          <table:table-cell table:number-columns-repeated="14"/>
        </table:table-row>
        <table:table-row table:style-name="ro1">
          <table:table-cell/>
          <table:table-cell table:formula="of:=COUNTA([.B38:.B55])" office:value-type="float" office:value="9" calcext:value-type="float">
            <text:p>9</text:p>
          </table:table-cell>
          <table:table-cell table:formula="of:=LOG([.B37];2)" office:value-type="float" office:value="3.16992500144231" calcext:value-type="float">
            <text:p>3.16992500144231</text:p>
          </table:table-cell>
          <table:table-cell office:value-type="string" calcext:value-type="string">
            <text:p>4bits → 16 item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lues</text:p>
          </table:table-cell>
          <table:table-cell office:value-type="string" calcext:value-type="string">
            <text:p>U1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1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U3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3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inf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arning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rro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elping</text:p>
          </table:table-cell>
          <table:table-cell office:value-type="string" calcext:value-type="string">
            <text:p>time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item/block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event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lpin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U16/S16</text:p>
          </table:table-cell>
          <table:table-cell office:value-type="string" calcext:value-type="string">
            <text:p>U32/S32/float</text:p>
          </table:table-cell>
          <table:table-cell office:value-type="string" calcext:value-type="string">
            <text:p>time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COUNTA([.D53:.D62])" office:value-type="float" office:value="5" calcext:value-type="float">
            <text:p>5</text:p>
          </table:table-cell>
          <table:table-cell table:formula="of:=COUNTA([.E53:.E62])" office:value-type="float" office:value="6" calcext:value-type="float">
            <text:p>6</text:p>
          </table:table-cell>
          <table:table-cell table:formula="of:=COUNTA([.F53:.F62])" office:value-type="float" office:value="8" calcext:value-type="float">
            <text:p>8</text:p>
          </table:table-cell>
          <table:table-cell table:formula="of:=COUNTA([.G53:.G62])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4" office:value-type="string" calcext:value-type="string">
            <text:p>ID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tdiff</text:p>
          </table:table-cell>
          <table:table-cell office:value-type="string" calcext:value-type="string">
            <text:p>time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tdiff</text:p>
          </table:table-cell>
          <table:table-cell office:value-type="string" calcext:value-type="string">
            <text:p>tim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value</text:p>
          </table:table-cell>
          <table:table-cell office:value-type="string" calcext:value-type="string">
            <text:p>tim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value</text:p>
          </table:table-cell>
          <table:table-cell office:value-type="string" calcext:value-type="string">
            <text:p>time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name_code</text:p>
          </table:table-cell>
          <table:table-cell office:value-type="string" calcext:value-type="string">
            <text:p>value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value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name_code</text:p>
          </table:table-cell>
          <table:table-cell table:number-columns-repeated="11"/>
        </table:table-row>
      </table:table>
      <table:table table:name="Tabelle1" table:style-name="ta1">
        <table:table-column table:style-name="co1" table:number-columns-repeated="5" table:default-cell-style-name="Default"/>
        <table:table-column table:style-name="co4" table:number-columns-repeated="8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8MBit</text:p>
          </table:table-cell>
          <table:table-cell table:number-columns-repeated="2"/>
          <table:table-cell office:value-type="string" calcext:value-type="string">
            <text:p>Page organisation</text:p>
          </table:table-cell>
          <table:table-cell table:number-columns-repeated="9"/>
          <table:table-cell office:value-type="string" calcext:value-type="string">
            <text:p>unused page: 0xFFFF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table:formula="of:=8*1024*1024" office:value-type="float" office:value="8388608" calcext:value-type="float">
            <text:p>83886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yte</text:p>
          </table:table-cell>
          <table:table-cell table:formula="of:=[.B2]/8" office:value-type="float" office:value="1048576" calcext:value-type="float">
            <text:p>1048576</text:p>
          </table:table-cell>
          <table:table-cell table:number-columns-repeated="2"/>
          <table:table-cell office:value-type="string" calcext:value-type="string">
            <text:p>Byte</text:p>
          </table:table-cell>
          <table:table-cell office:value-type="string" calcext:value-type="string">
            <text:p>bi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ge size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s</text:p>
          </table:table-cell>
          <table:table-cell table:formula="of:=[.B3]/[.B4]" office:value-type="float" office:value="4096" calcext:value-type="float">
            <text:p>4096</text:p>
          </table:table-cell>
          <table:table-cell/>
          <table:table-cell office:value-type="string" calcext:value-type="string">
            <text:p>1st by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GE_VERSION_4</text:p>
          </table:table-cell>
          <table:table-cell table:number-columns-repeated="3"/>
          <table:table-cell office:value-type="string" calcext:value-type="string">
            <text:p>PAGE_VERSION_0</text:p>
          </table:table-cell>
          <table:table-cell office:value-type="string" calcext:value-type="string">
            <text:p>START_FLAG</text:p>
          </table:table-cell>
          <table:table-cell office:value-type="string" calcext:value-type="string">
            <text:p>OV_1</text:p>
          </table:table-cell>
          <table:table-cell office:value-type="string" calcext:value-type="string">
            <text:p>OV_0</text:p>
          </table:table-cell>
          <table:table-cell/>
          <table:table-cell office:value-type="string" calcext:value-type="string">
            <text:p>OV: Overflow counter: 0, 1, 2 to find current page in memory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TART_FLAG: start a this page: 1, else 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AGE_VERSION: define version data, how to interpret the data later, 5 bits (0 … 31)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TART_PAGE_ADDR[1]</text:p>
          </table:table-cell>
          <table:table-cell table:number-columns-repeated="8"/>
          <table:table-cell office:value-type="string" calcext:value-type="string">
            <text:p>START_PAGE_ADDR: address of the start page, see START_FLAG, 0 … 65535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START_PAGE_ADDR[0]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FF</text:p>
          </table:table-cell>
          <table:table-cell table:number-columns-repeated="8"/>
          <table:table-cell office:value-type="string" calcext:value-type="string">
            <text:p>FFFF: end marker, no more valid data after this by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+1</text:p>
          </table:table-cell>
          <table:table-cell office:value-type="string" calcext:value-type="string">
            <text:p>FF</text:p>
          </table:table-cell>
          <table:table-cell table:number-columns-repeated="9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ID_TIME</text:p>
          </table:table-cell>
          <table:table-cell table:number-columns-repeated="8"/>
          <table:table-cell office:value-type="string" calcext:value-type="string">
            <text:p>ID_TIME (02) Block ID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LEN = 4</text:p>
          </table:table-cell>
          <table:table-cell table:number-columns-repeated="8"/>
          <table:table-cell office:value-type="string" calcext:value-type="string">
            <text:p>LEN: 4, data length</text:p>
          </table:table-cell>
        </table:table-row>
        <table:table-row table:style-name="ro1">
          <table:table-cell office:value-type="string" calcext:value-type="string">
            <text:p>layer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TIME_SECS[3]</text:p>
          </table:table-cell>
          <table:table-cell table:number-columns-repeated="8"/>
          <table:table-cell office:value-type="string" calcext:value-type="string">
            <text:p>TIME_SECS: present time in seconds, see module times.c</text:p>
          </table:table-cell>
        </table:table-row>
        <table:table-row table:style-name="ro1">
          <table:table-cell office:value-type="string" calcext:value-type="string">
            <text:p>mem_hal</text:p>
          </table:table-cell>
          <table:table-cell office:value-type="string" calcext:value-type="string">
            <text:p>read from and write to memory, timing, hold buffer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TIME_SECS[2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organise the memory content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TIME_SECS[1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old addresse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TIME_SECS[0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ind last valid data, find new starting poin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ll mem_h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g_data</text:p>
          </table:table-cell>
          <table:table-cell office:value-type="string" calcext:value-type="string">
            <text:p>store data in memory buffer as blocks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high level api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write values, events, …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ead log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log_data</text:p>
          </table:table-cell>
          <table:table-cell office:value-type="string" calcext:value-type="string">
            <text:p>block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1 Byt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EN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length of DATA, 0 no DAT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0 … xy bytes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D_INFO</text:p>
          </table:table-cell>
          <table:table-cell table:style-name="ce1" office:value-type="float" office:value="1" calcext:value-type="float">
            <text:p>01</text:p>
          </table:table-cell>
          <table:table-cell/>
          <table:table-cell office:value-type="string" calcext:value-type="string">
            <text:p>WHO_AM_I</text:p>
          </table:table-cell>
          <table:table-cell office:value-type="string" calcext:value-type="string">
            <text:p>VERSION_H</text:p>
          </table:table-cell>
          <table:table-cell office:value-type="string" calcext:value-type="string">
            <text:p>VERSION_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D_TIME</text:p>
          </table:table-cell>
          <table:table-cell table:style-name="ce1" office:value-type="float" office:value="2" calcext:value-type="float">
            <text:p>02</text:p>
          </table:table-cell>
          <table:table-cell/>
          <table:table-cell office:value-type="string" calcext:value-type="string">
            <text:p>TIME_SEC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D_VALUE_U16_NAME_UNIT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D_VALUE_U32_NAME_UNIT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D_VALUE_FLOAT_NAME_UNIT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2"/>
        </table:table-row>
        <table:table-row table:style-name="ro1" table:number-rows-repeated="14"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1T10:42:51.160236132</meta:creation-date>
    <dc:date>2024-09-22T08:23:19.216560848</dc:date>
    <meta:editing-duration>PT2H37M28S</meta:editing-duration>
    <meta:editing-cycles>26</meta:editing-cycles>
    <meta:generator>LibreOffice/7.3.7.2$Linux_X86_64 LibreOffice_project/30$Build-2</meta:generator>
    <meta:document-statistic meta:table-count="2" meta:cell-count="269" meta:object-count="0"/>
  </office:meta>
</office:document-meta>
</file>